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Wide Latin'" style:font-family-asian="'Wide Latin'" style:font-family-complex="'Wide Lati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Wide Latin'" style:font-family-asian="'Wide Latin'" style:font-family-complex="'Wide Latin'" fo:background-color="transparent" style:use-window-font-color="true"/>
    </style:style>
    <style:style style:name="T4" style:family="text">
      <style:text-properties fo:font-size="28.00pt" fo:font-weight="normal" fo:font-family="'Wide Latin'" style:font-family-asian="'Wide Latin'" style:font-family-complex="'Wide Latin'" fo:background-color="#808000" style:use-window-font-color="true"/>
    </style:style>
    <style:style style:name="T5" style:family="text">
      <style:text-properties fo:font-size="7.00pt" fo:font-weight="bold" style:text-underline-mode="continuous" style:text-underline-type="single" style:text-underline-style="solid" style:text-underline-width="normal" fo:font-family="'Cooper Black'" style:font-family-asian="'Cooper Black'" style:font-family-complex="'Cooper Black'" fo:background-color="#808000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2.00pt" fo:font-weight="bold" style:text-underline-mode="continuous" style:text-underline-type="single" style:text-underline-style="solid" style:text-underline-width="normal" fo:font-family="Harrington" style:font-family-asian="Harrington" style:font-family-complex="Harrington" fo:background-color="#c0c0c0" style:use-window-font-color="true"/>
    </style:style>
    <style:style style:name="T8" style:family="text">
      <style:text-properties fo:font-size="22.00pt" fo:font-weight="bold" style:text-underline-mode="continuous" style:text-underline-type="single" style:text-underline-style="solid" style:text-underline-width="normal" fo:font-family="Harrington" style:font-family-asian="Harrington" style:font-family-complex="Harrington" fo:background-color="transparent" style:use-window-font-color="true"/>
    </style:style>
    <style:style style:name="T9" style:family="text">
      <style:text-properties fo:font-size="18.00pt" fo:font-weight="bold" fo:font-family="'Book Antiqua'" style:font-family-asian="'Book Antiqua'" style:font-family-complex="'Book Antiqua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'Comic Sans MS'" style:font-family-asian="'Comic Sans MS'" style:font-family-complex="'Comic Sans MS'" fo:background-color="transparent" style:use-window-font-color="true"/>
    </style:style>
    <style:style style:name="T12" style:family="text">
      <style:text-properties fo:font-size="20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 fo:font-style="italic"/>
    </style:style>
    <style:style style:name="T13" style:family="text">
      <style:text-properties fo:font-size="20.00pt" fo:font-weight="bold" fo:font-family="'Script MT Bold'" style:font-family-asian="'Script MT Bold'" style:font-family-complex="'Script MT Bold'" fo:background-color="transparent" style:use-window-font-color="true"/>
    </style:style>
    <style:style style:name="T14" style:family="text">
      <style:text-properties fo:font-size="16.00pt" fo:font-weight="bold" fo:font-family="'Script MT Bold'" style:font-family-asian="'Script MT Bold'" style:font-family-complex="'Script MT Bold'" fo:background-color="transparent" style:use-window-font-color="true"/>
    </style:style>
    <style:style style:name="T15" style:family="text">
      <style:text-properties fo:font-size="18.00pt" fo:font-weight="bold" fo:font-family="'Script MT Bold'" style:font-family-asian="'Script MT Bold'" style:font-family-complex="'Script MT Bold'" fo:background-color="transparent" style:use-window-font-color="true"/>
    </style:style>
    <style:style style:name="T16" style:family="text">
      <style:text-properties fo:font-size="16.00pt" fo:font-weight="bold" fo:font-family="'Script MT Bold'" style:font-family-asian="'Script MT Bold'" style:font-family-complex="'Script MT Bold'" fo:background-color="transparent" style:use-window-font-color="true"/>
    </style:style>
    <style:style style:name="T17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18" style:family="text">
      <style:text-properties fo:font-size="20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 fo:font-style="italic"/>
    </style:style>
    <style:style style:name="T19" style:family="text">
      <style:text-properties fo:font-size="16.00pt" fo:font-weight="bold" fo:font-family="'Script MT Bold'" style:font-family-asian="'Script MT Bold'" style:font-family-complex="'Script MT Bold'" fo:background-color="transparent" style:use-window-font-color="true"/>
    </style:style>
    <style:style style:name="T20" style:family="text">
      <style:text-properties fo:font-size="18.00pt" fo:font-weight="bold" fo:font-family="'Script MT Bold'" style:font-family-asian="'Script MT Bold'" style:font-family-complex="'Script MT Bold'" fo:background-color="transparent" style:use-window-font-color="true"/>
    </style:style>
    <style:style style:name="T21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2" style:family="text">
      <style:text-properties fo:font-size="20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 fo:font-style="italic"/>
    </style:style>
    <style:style style:name="T23" style:family="text">
      <style:text-properties fo:font-size="16.00pt" fo:font-weight="bold" fo:font-family="'Script MT Bold'" style:font-family-asian="'Script MT Bold'" style:font-family-complex="'Script MT Bold'" fo:background-color="transparent" style:use-window-font-color="true"/>
    </style:style>
    <style:style style:name="T24" style:family="text">
      <style:text-properties fo:font-size="18.00pt" fo:font-weight="bold" fo:font-family="'Script MT Bold'" style:font-family-asian="'Script MT Bold'" style:font-family-complex="'Script MT Bold'" fo:background-color="transparent" style:use-window-font-color="true"/>
    </style:style>
    <style:style style:name="T25" style:family="text">
      <style:text-properties fo:font-size="16.00pt" fo:font-weight="bold" fo:font-family="'Script MT Bold'" style:font-family-asian="'Script MT Bold'" style:font-family-complex="'Script MT Bold'" fo:background-color="transparent" style:use-window-font-color="true"/>
    </style:style>
    <style:style style:name="T26" style:family="text">
      <style:text-properties fo:font-size="16.00pt" fo:font-weight="normal" fo:font-family="'Comic Sans MS'" style:font-family-asian="'Comic Sans MS'" style:font-family-complex="'Comic Sans MS'" fo:background-color="transparent" style:use-window-font-color="true"/>
    </style:style>
    <style:style style:name="T27" style:family="text">
      <style:text-properties fo:font-size="20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 fo:font-style="italic"/>
    </style:style>
    <style:style style:name="T28" style:family="text">
      <style:text-properties fo:font-size="16.00pt" fo:font-weight="bold" fo:font-family="'Script MT Bold'" style:font-family-asian="'Script MT Bold'" style:font-family-complex="'Script MT Bold'" fo:background-color="transparent" style:use-window-font-color="true"/>
    </style:style>
    <style:style style:name="T29" style:family="text">
      <style:text-properties fo:font-size="18.00pt" fo:font-weight="bold" fo:font-family="'Script MT Bold'" style:font-family-asian="'Script MT Bold'" style:font-family-complex="'Script MT Bold'" fo:background-color="transparent" style:use-window-font-color="true"/>
    </style:style>
    <style:style style:name="T30" style:family="text">
      <style:text-properties fo:font-size="16.00pt" fo:font-weight="bold" fo:font-family="'Script MT Bold'" style:font-family-asian="'Script MT Bold'" style:font-family-complex="'Script MT Bold'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2"><draw:frame text:anchor-type="as-char" svg:width="62.14mm" svg:height="52.86mm" style:rel-width="scale" style:rel-height="scale"><draw:object-ole xlink:href="OleObj1"/><draw:image xlink:href="ObjectReplacements/OleObj1"/></draw:frame><text:span text:style-name="T3"/></text:p>
      <text:p text:style-name="P2"><text:span text:style-name="T4">Seekers Solution</text:span><text:span text:style-name="T5"/></text:p>
      <text:p text:style-name="P3"><text:span text:style-name="T6"><text:s text:c="31"/></text:span><text:span text:style-name="T7">Covid - 19 Global Trend</text:span><text:span text:style-name="T8"/></text:p>
      <text:p text:style-name="P3"><text:span text:style-name="T8"/></text:p>
      <text:p text:style-name="P3"><text:span text:style-name="T9">Description of work done by each member :<text:s/></text:span><text:span text:style-name="T10"/></text:p>
      <text:p text:style-name="P3"><text:span text:style-name="T11">1)<text:s text:c="4"/></text:span><text:span text:style-name="T12">Saachi Yadav</text:span><text:span text:style-name="T13"><text:s/></text:span><text:span text:style-name="T14">:-<text:s/></text:span><text:span text:style-name="T15">Data collection, readme file</text:span><text:span text:style-name="T16"/></text:p>
      <text:p text:style-name="P3"><text:span text:style-name="T17">2)<text:s text:c="3"/></text:span><text:span text:style-name="T18">Hiya Kansara</text:span><text:span text:style-name="T19">:-<text:s/></text:span><text:span text:style-name="T20">Code writing, debugging code, </text:span></text:p>
      <text:p text:style-name="P3"><text:span text:style-name="T20"><text:s text:c="37"/>checking code</text:span></text:p>
      <text:p text:style-name="P3"><text:span text:style-name="T21">3)<text:s text:c="3"/></text:span><text:span text:style-name="T22">Precy Patel</text:span><text:span text:style-name="T23">:-<text:s/></text:span><text:span text:style-name="T24">Screen recording, code writing<text:s/></text:span><text:span text:style-name="T25"/></text:p>
      <text:p text:style-name="P3"><text:span text:style-name="T26">4)<text:s text:c="3"/></text:span><text:span text:style-name="T27">Prachi Jain</text:span><text:span text:style-name="T28">:-<text:s/></text:span><text:span text:style-name="T29">GitHub profile, GitHub folders<text:s/></text:span><text:span text:style-name="T30"/></text:p>
      <text:p text:style-name="P3"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